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7ca2c" officeooo:paragraph-rsid="0017ca2c"/>
    </style:style>
    <style:style style:name="P2" style:family="paragraph" style:parent-style-name="Title">
      <style:text-properties officeooo:rsid="0017ca2c" officeooo:paragraph-rsid="0017ca2c"/>
    </style:style>
    <style:style style:name="P3" style:family="paragraph" style:parent-style-name="Text_20_body">
      <style:text-properties officeooo:rsid="001b8b71" officeooo:paragraph-rsid="001b8b71"/>
    </style:style>
    <style:style style:name="P4" style:family="paragraph" style:parent-style-name="Text_20_body">
      <style:text-properties officeooo:rsid="001ba3be" officeooo:paragraph-rsid="001ba3be"/>
    </style:style>
    <style:style style:name="P5" style:family="paragraph" style:parent-style-name="Text_20_body">
      <style:text-properties officeooo:rsid="001d839e" officeooo:paragraph-rsid="001d839e"/>
    </style:style>
    <style:style style:name="P6" style:family="paragraph" style:parent-style-name="Text_20_body">
      <style:text-properties officeooo:rsid="00199552" officeooo:paragraph-rsid="00199552"/>
    </style:style>
    <style:style style:name="P7" style:family="paragraph" style:parent-style-name="Text_20_body">
      <style:text-properties officeooo:rsid="001e5cc3" officeooo:paragraph-rsid="001e5cc3"/>
    </style:style>
    <style:style style:name="P8" style:family="paragraph" style:parent-style-name="Text_20_body">
      <style:text-properties officeooo:rsid="002059be" officeooo:paragraph-rsid="002059be"/>
    </style:style>
    <style:style style:name="P9" style:family="paragraph" style:parent-style-name="Text_20_body">
      <style:text-properties officeooo:rsid="00223799" officeooo:paragraph-rsid="00223799"/>
    </style:style>
    <style:style style:name="P10" style:family="paragraph" style:parent-style-name="Text_20_body">
      <style:text-properties officeooo:rsid="00295c6b" officeooo:paragraph-rsid="00295c6b"/>
    </style:style>
    <style:style style:name="P11" style:family="paragraph" style:parent-style-name="Text_20_body">
      <style:text-properties officeooo:rsid="002afbb2" officeooo:paragraph-rsid="002afbb2"/>
    </style:style>
    <style:style style:name="P12" style:family="paragraph" style:parent-style-name="Heading_20_1">
      <style:text-properties officeooo:rsid="0017ca2c" officeooo:paragraph-rsid="0017ca2c"/>
    </style:style>
    <style:style style:name="P13" style:family="paragraph" style:parent-style-name="Heading_20_1">
      <style:text-properties officeooo:rsid="001b8b71" officeooo:paragraph-rsid="001b8b71"/>
    </style:style>
    <style:style style:name="P14" style:family="paragraph" style:parent-style-name="Heading_20_1">
      <style:text-properties officeooo:rsid="001ba3be" officeooo:paragraph-rsid="001ba3be"/>
    </style:style>
    <style:style style:name="P15" style:family="paragraph" style:parent-style-name="Heading_20_1">
      <style:text-properties officeooo:rsid="001d839e" officeooo:paragraph-rsid="001d839e"/>
    </style:style>
    <style:style style:name="P16" style:family="paragraph" style:parent-style-name="Heading_20_2">
      <style:text-properties officeooo:rsid="001ba3be" officeooo:paragraph-rsid="001ba3be"/>
    </style:style>
    <style:style style:name="P17" style:family="paragraph" style:parent-style-name="Text_20_body" style:list-style-name="L1">
      <style:text-properties officeooo:rsid="0017ca2c" officeooo:paragraph-rsid="0017ca2c"/>
    </style:style>
    <style:style style:name="P18" style:family="paragraph" style:parent-style-name="Text_20_body" style:list-style-name="L2">
      <style:text-properties officeooo:rsid="00199552" officeooo:paragraph-rsid="00199552"/>
    </style:style>
    <style:style style:name="P19" style:family="paragraph" style:parent-style-name="Text_20_body" style:list-style-name="L3">
      <style:text-properties officeooo:rsid="001b8b71" officeooo:paragraph-rsid="001b8b71"/>
    </style:style>
    <style:style style:name="P20" style:family="paragraph" style:parent-style-name="Text_20_body" style:list-style-name="L4">
      <style:text-properties officeooo:rsid="001b8b71" officeooo:paragraph-rsid="001b8b71"/>
    </style:style>
    <style:style style:name="P21" style:family="paragraph" style:parent-style-name="Text_20_body" style:list-style-name="L5">
      <style:text-properties officeooo:rsid="001b8b71" officeooo:paragraph-rsid="001b8b71"/>
    </style:style>
    <style:style style:name="P22" style:family="paragraph" style:parent-style-name="Text_20_body" style:list-style-name="L5">
      <style:text-properties officeooo:rsid="001b8b71" officeooo:paragraph-rsid="00268bd2"/>
    </style:style>
    <style:style style:name="P23" style:family="paragraph" style:parent-style-name="Text_20_body" style:list-style-name="L5">
      <style:text-properties officeooo:rsid="001ba3be" officeooo:paragraph-rsid="00268bd2"/>
    </style:style>
    <style:style style:name="P24" style:family="paragraph" style:parent-style-name="Text_20_body" style:list-style-name="L6">
      <style:text-properties officeooo:rsid="001d839e" officeooo:paragraph-rsid="001d839e"/>
    </style:style>
    <style:style style:name="P25" style:family="paragraph" style:parent-style-name="Text_20_body" style:list-style-name="L7">
      <style:text-properties officeooo:rsid="001d839e" officeooo:paragraph-rsid="001d839e"/>
    </style:style>
    <style:style style:name="P26" style:family="paragraph" style:parent-style-name="Text_20_body" style:list-style-name="L8">
      <style:text-properties officeooo:rsid="001d839e" officeooo:paragraph-rsid="001e5cc3"/>
    </style:style>
    <style:style style:name="P27" style:family="paragraph" style:parent-style-name="Text_20_body" style:list-style-name="L9">
      <style:text-properties officeooo:rsid="001d839e" officeooo:paragraph-rsid="001e5cc3"/>
    </style:style>
    <style:style style:name="P28" style:family="paragraph" style:parent-style-name="Text_20_body" style:list-style-name="L10">
      <style:text-properties officeooo:rsid="002059be" officeooo:paragraph-rsid="002059be"/>
    </style:style>
    <style:style style:name="P29" style:family="paragraph" style:parent-style-name="Text_20_body" style:list-style-name="L11">
      <style:text-properties officeooo:rsid="001e5cc3" officeooo:paragraph-rsid="001e5cc3"/>
    </style:style>
    <style:style style:name="P30" style:family="paragraph" style:parent-style-name="Text_20_body" style:list-style-name="L11">
      <style:text-properties officeooo:rsid="001fcedd" officeooo:paragraph-rsid="001fcedd"/>
    </style:style>
    <style:style style:name="P31" style:family="paragraph" style:parent-style-name="Text_20_body" style:list-style-name="L11">
      <style:text-properties officeooo:rsid="002e62f8" officeooo:paragraph-rsid="002e62f8"/>
    </style:style>
    <style:style style:name="P32" style:family="paragraph" style:parent-style-name="Text_20_body" style:list-style-name="L12">
      <style:text-properties officeooo:rsid="00223799" officeooo:paragraph-rsid="00223799"/>
    </style:style>
    <style:style style:name="P33" style:family="paragraph" style:parent-style-name="Text_20_body" style:list-style-name="L12">
      <style:text-properties officeooo:rsid="00223799" officeooo:paragraph-rsid="00268bd2"/>
    </style:style>
    <style:style style:name="P34" style:family="paragraph" style:parent-style-name="Text_20_body" style:list-style-name="L12">
      <style:text-properties officeooo:rsid="00268bd2" officeooo:paragraph-rsid="00268bd2"/>
    </style:style>
    <style:style style:name="T1" style:family="text">
      <style:text-properties style:text-position="super 58%"/>
    </style:style>
    <style:style style:name="T2" style:family="text">
      <style:text-properties officeooo:rsid="00199552"/>
    </style:style>
    <style:style style:name="T3" style:family="text">
      <style:text-properties officeooo:rsid="001b8b71"/>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eb547" style:font-style-asian="normal" style:font-weight-asian="normal" style:font-style-complex="normal" style:font-weight-complex="normal"/>
    </style:style>
    <style:style style:name="T7" style:family="text">
      <style:text-properties fo:font-style="normal" style:text-underline-style="none" fo:font-weight="bold" style:font-style-asian="normal" style:font-weight-asian="bold" style:font-style-complex="normal" style:font-weight-complex="bold"/>
    </style:style>
    <style:style style:name="T8" style:family="text">
      <style:text-properties fo:font-style="normal" style:text-underline-style="none" fo:font-weight="bold" officeooo:rsid="001e5cc3" style:font-style-asian="normal" style:font-weight-asian="bold" style:font-style-complex="normal" style:font-weight-complex="bold"/>
    </style:style>
    <style:style style:name="T9" style:family="text">
      <style:text-properties fo:font-style="normal" style:text-underline-style="none" fo:font-weight="normal" officeooo:rsid="001e5cc3" style:font-style-asian="normal" style:font-weight-asian="normal" style:font-style-complex="normal" style:font-weight-complex="normal"/>
    </style:style>
    <style:style style:name="T10" style:family="text">
      <style:text-properties fo:font-style="normal" style:text-underline-style="none" fo:font-weight="normal" officeooo:rsid="002059be" style:font-style-asian="normal" style:font-weight-asian="normal" style:font-style-complex="normal" style:font-weight-complex="normal"/>
    </style:style>
    <style:style style:name="T11" style:family="text">
      <style:text-properties officeooo:rsid="001ba3be"/>
    </style:style>
    <style:style style:name="T12" style:family="text">
      <style:text-properties officeooo:rsid="001d839e"/>
    </style:style>
    <style:style style:name="T13" style:family="text">
      <style:text-properties officeooo:rsid="001e5cc3"/>
    </style:style>
    <style:style style:name="T14" style:family="text">
      <style:text-properties officeooo:rsid="002059be"/>
    </style:style>
    <style:style style:name="T15" style:family="text">
      <style:text-properties officeooo:rsid="00223799"/>
    </style:style>
    <style:style style:name="T16" style:family="text">
      <style:text-properties officeooo:rsid="002277fb"/>
    </style:style>
    <style:style style:name="T17" style:family="text">
      <style:text-properties officeooo:rsid="00229033"/>
    </style:style>
    <style:style style:name="T18" style:family="text">
      <style:text-properties officeooo:rsid="00241333"/>
    </style:style>
    <style:style style:name="T19" style:family="text">
      <style:text-properties officeooo:rsid="0025cb8d"/>
    </style:style>
    <style:style style:name="T20" style:family="text">
      <style:text-properties officeooo:rsid="00268bd2"/>
    </style:style>
    <style:style style:name="T21" style:family="text">
      <style:text-properties officeooo:rsid="00295c6b"/>
    </style:style>
    <style:style style:name="T22" style:family="text">
      <style:text-properties officeooo:rsid="002afbb2"/>
    </style:style>
    <style:style style:name="T23" style:family="text">
      <style:text-properties officeooo:rsid="002bfae2"/>
    </style:style>
    <style:style style:name="T24" style:family="text">
      <style:text-properties officeooo:rsid="002d06ea"/>
    </style:style>
    <style:style style:name="T25" style:family="text">
      <style:text-properties officeooo:rsid="002eb54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immer User Guide</text:p>
      <text:p text:style-name="P1">This document describes how to install, configure and use the Shimmer application. Details about its development, implementation, debugging and a glossary of terms are available in the accompanying technical manual.</text:p>
      <text:p text:style-name="P1">If you opened this document without knowing what it was, Shimmer is an application written for MMCT’s summer internship project in 2024. It facilitates real time shimming using the Skope field camera and MRShim head shim coils using a python server and Python clients to communicate between them.</text:p>
      <text:p text:style-name="P1">The application directory contains a number of files. These are as follows:</text:p>
      <text:list xml:id="list1824569895" text:style-name="L1">
        <text:list-item>
          <text:p text:style-name="P17">./docs/: contains the documentation for this project,</text:p>
        </text:list-item>
        <text:list-item>
          <text:p text:style-name="P17">./libraries/: contains the libraries I wrote for this project (full list in technical manual), and also the hwio library provided by mrshims for controlling the Jupiter amplifiers,</text:p>
        </text:list-item>
        <text:list-item>
          <text:p text:style-name="P17">./shimmer-venv/: the Python virtual environment I used when developing this project. Contains a Python 3.8 Linux binary and some development tools, probably not useful,</text:p>
        </text:list-item>
        <text:list-item>
          <text:p text:style-name="P17">./shimming_server.py: the server that coordinates the sending of packets and starting and stopping shimming. The central part.</text:p>
        </text:list-item>
        <text:list-item>
          <text:p text:style-name="P17">./console_client.py: a command line client for communicating with the server, <text:span text:style-name="T2">useful for testing and the only way to control clients manually.</text:span></text:p>
        </text:list-item>
        <text:list-item>
          <text:p text:style-name="P17">./<text:span text:style-name="T2">mrshim_client.py: receives shim current values and controls the Jupiter amplifiers,</text:span></text:p>
        </text:list-item>
        <text:list-item>
          <text:p text:style-name="P17">./<text:span text:style-name="T2">matlab_client.m: </text:span><text:span text:style-name="T21">example code for the Matlab interface to Shimmer,</text:span></text:p>
        </text:list-item>
        <text:list-item>
          <text:p text:style-name="P17">./<text:span text:style-name="T2">network_description.ini: a INI configuration file containing the ports and IPs of all the members of the Shimmer network. Used in setup.</text:span></text:p>
        </text:list-item>
      </text:list>
      <text:h text:style-name="P12" text:outline-level="1">Installation</text:h>
      <text:p text:style-name="P1">Requirements: A version of Python 3.8 or later. A version of MatLab &lt;&gt; or later. There should be no external dependencies, as this project only uses modules included with Python 3.8. <text:span text:style-name="T2">MatLab should also be using a Python version of 3.8 or greater (check by running pyenv in the </text:span><text:span text:style-name="T11">command window</text:span><text:span text:style-name="T2">).</text:span></text:p>
      <text:list xml:id="list2623463291" text:style-name="L2">
        <text:list-item>
          <text:p text:style-name="P18">Copy the Shimmer directory onto each computer that will form part of the network.</text:p>
        </text:list-item>
        <text:list-item>
          <text:p text:style-name="P18">Navigate to the <text:span text:style-name="T3">entire </text:span>Shimmer directory on the command line of each computer. Type `python –version` to see what version of Python is running (should be 3.8 or greater).</text:p>
        </text:list-item>
      </text:list>
      <text:p text:style-name="P3">That’s it!</text:p>
      <text:h text:style-name="P13" text:outline-level="1">Setup</text:h>
      <text:p text:style-name="P3">The setup process is a little more involved. First work out which computer will have which component of the Shimmer system. The current (19<text:span text:style-name="T1">th</text:span> July 2024) arrangement is:</text:p>
      <text:list xml:id="list676648421" text:style-name="L3">
        <text:list-item>
          <text:p text:style-name="P19"><text:soft-page-break/>The Skope computer hosts the server, the matlab client and the scanner client (since it has the scanner trigger lines),</text:p>
        </text:list-item>
        <text:list-item>
          <text:p text:style-name="P19">The MRShim laptop hosts the mrshim client,</text:p>
        </text:list-item>
        <text:list-item>
          <text:p text:style-name="P19">Both computers can have a console on them (Shimmer supports an arbitrary number of consoles).</text:p>
        </text:list-item>
      </text:list>
      <text:p text:style-name="P3">Next, open the network_description.ini file. It contains a number of headings describing the components of the system. These should not be changed. What can, and must, be changed are the addresses and ports of each component of the system. </text:p>
      <text:list xml:id="list4145811802" text:style-name="L4">
        <text:list-item>
          <text:p text:style-name="P20">The IP address for each component needs to match the computer it’s running on. To find this, go onto this computer and run `ifconfig` (Linux) or `ipconfig` (Windows). You are looking for the entry like: &lt;insert photo here&gt; write the inet address after the colon in the network description file.</text:p>
        </text:list-item>
        <text:list-item>
          <text:p text:style-name="P20">The port for each component can be changed to any number you like, but the current defaults work. The port numbers need to be available, and not used by another application. See which IP/port pairs are currently in use by running `netstat` when Shimmer <text:span text:style-name="T4">is not running</text:span><text:span text:style-name="T5"> (and in fact a few minutes after you close it (since it takes time for the ports to be freed))!</text:span></text:p>
        </text:list-item>
      </text:list>
      <text:p text:style-name="P3"><text:span text:style-name="T5">Do this for each component of the network, all on one network_description.ini file. Then copy this file to all the other computers </text:span><text:span text:style-name="T6">(used the shared area)</text:span><text:span text:style-name="T5">. </text:span><text:span text:style-name="T4">Every client needs access to the same network_description.ini file.</text:span></text:p>
      <text:h text:style-name="P13" text:outline-level="1">Startup</text:h>
      <text:p text:style-name="P3">Now you can start the Shimmer system.</text:p>
      <text:list xml:id="list1705897396" text:style-name="L5">
        <text:list-item>
          <text:p text:style-name="P21">Navigate to the Shimmer directory on each computer on the command line, you will need several prompts open in this location, since each client/server uses its own prompt.</text:p>
        </text:list-item>
        <text:list-item>
          <text:p text:style-name="P21">Go to the computer hosting the server and execute `python ./shimming_server.py`. You should see a message like “Listening for connections on (&lt;the ip address for this computer&gt;, 25000).”</text:p>
        </text:list-item>
        <text:list-item>
          <text:p text:style-name="P21">At a different console, execute `python ./console_client.py` and enter the console number for this computer (match the network description file). You should be greeted with a prompt “[shimmer]: “ and you should see a message like “console1/2 just connected”, on the server.</text:p>
        </text:list-item>
        <text:list-item>
          <text:p text:style-name="P21">Do the same for mrshim_client.py on the mrshim laptop. You should see similar messages on the server, but this client doesn’t produce any output.</text:p>
        </text:list-item>
        <text:list-item>
          <text:p text:style-name="P21">Finally, run the <text:span text:style-name="T21">section of the Matlab script titled ‘%% reload python parts’ and ‘%%</text:span><text:span text:style-name="T25">start and connect client</text:span><text:span text:style-name="T21">’.</text:span></text:p>
        </text:list-item>
        <text:list-item>
          <text:p text:style-name="P22">Check on the server’s console that you can see a “X just connected” message for every component of the network.</text:p>
          <text:p text:style-name="P23">If so, you are good to try shimming!</text:p>
        </text:list-item>
      </text:list>
      <text:h text:style-name="P14" text:outline-level="1"><text:soft-page-break/>Use</text:h>
      <text:p text:style-name="P4">There are two ways to use Shimmer to control the MRshim currents, <text:span text:style-name="T12">manually and via MatLab (which is really just a wrapper for the manual functionality).</text:span></text:p>
      <text:h text:style-name="P16" text:outline-level="2">MatLab Mode</text:h>
      <text:p text:style-name="P10">A minimum working example of the Matlab code for this component of Shimmer is available in the matlab_client.m file. The first 2 sections prepare the environment and add the relevant directories to the python/matlab path. The shimmer_directory variable should be an absolute path to the /shimmer folder on this computer and you should comment out the incorrect paths.</text:p>
      <text:p text:style-name="P10">Run the section ‘%% create and connect client’, you should see a ‘matlab just connected’ message on the server.</text:p>
      <text:p text:style-name="P11">To send currents, call client.send_currents() with an int32 type array of milliamp currents. The int32 is to convert it into the datatype Python expects, the milliamps are because integers are simpler to work with.</text:p>
      <text:p text:style-name="P11">You can just put your milliamps into the currents array and then run ‘client.send_currents(int32(currents))’. What this does behind the scenes is cause a python client to send a command ‘relay sinope “!shim &lt;currents&gt;”’, which sends the currents to the MRSHim computer, which applies them using the !shim command discussed below.</text:p>
      <text:p text:style-name="P11">If you are closing the program, remember to call the client.close() function in order to close the socket, otherwise when you try and run it again it won’t connect! (Unless you do a hard restart/wait ages.)</text:p>
      <text:h text:style-name="P16" text:outline-level="2">Manual Mode</text:h>
      <text:p text:style-name="P5">The Shimmer system works by sending command packets to and from a server. There are two types of commands:</text:p>
      <text:list xml:id="list1840921804" text:style-name="L6">
        <text:list-item>
          <text:p text:style-name="P24">server commands (executed by the server)</text:p>
        </text:list-item>
        <text:list-item>
          <text:p text:style-name="P24">client commands (executed by the client)</text:p>
        </text:list-item>
      </text:list>
      <text:p text:style-name="P5">Client command start with an exclamation mark (so they start with a bang!), server commands do not. <text:s/>Commands are sent only by <text:span text:style-name="T7">console clients, </text:span><text:span text:style-name="T8">even if they cannot execute that command</text:span><text:span text:style-name="T9">. (It is sent to a client which can via a relay instruction</text:span><text:span text:style-name="T10">), and some clients have commands that you can’t type into them, which should be executed via a relay instruction sent from a console client.</text:span></text:p>
      <text:p text:style-name="P5">When a command is received, the command string is parsed and turned into tokens, which are then processed by the server or client. Commands are split into tokens based on a space EXCEPT if those spaced out things are enclosed in double quote marks on both sides. These are grouped together and passed as a single token.</text:p>
      <text:p text:style-name="P5">If a command accepts, say “test”, 2 arguments, these arguments refer to tokens. So all the following are valid invocations because they all parse into 3 tokens in total (the first being the command itself):</text:p>
      <text:list xml:id="list3805711870" text:style-name="L7">
        <text:list-item>
          <text:p text:style-name="P25">test one two</text:p>
        </text:list-item>
        <text:list-item>
          <text:p text:style-name="P25"><text:soft-page-break/>test “one one” “two two”</text:p>
        </text:list-item>
        <text:list-item>
          <text:p text:style-name="P25">test one “two two”</text:p>
        </text:list-item>
      </text:list>
      <text:p text:style-name="P5">But not test “one” “two” “three” <text:span text:style-name="T17">(which parses into 4 tokens).</text:span></text:p>
      <text:p text:style-name="P5">There is no way to include quotes inside a group, so don’t try.</text:p>
      <text:p text:style-name="P5">If a command is sent to the server, then the only response the client will see is “command __ received by server” to acknowledge it. The result of a server command is only visible on the server console. If you passed incorrect arguments, or something else went wrong, this means that the messages telling you thus are only on the server console too, so look there if things aren’t working as expected.</text:p>
      <text:p text:style-name="P5">Now I will list the client commands. Not all of these are available on all clients, <text:span text:style-name="T13">but r</text:span>emember, they all start with a bang!</text:p>
      <text:p text:style-name="P7">All clients:</text:p>
      <text:list xml:id="list2849580704" text:style-name="L8">
        <text:list-item>
          <text:p text:style-name="P26">!echo &lt;any number of arguments&gt;: prints all the arguments to the screen,</text:p>
        </text:list-item>
        <text:list-item>
          <text:p text:style-name="P26">!<text:span text:style-name="T13">egg: a test command, prints a funny statement (an Easter egg) and sounds the bell (so you can hear its gone through from across the room), </text:span><text:span text:style-name="T18">(NOTE: NOT CURRENTLY WORKING)</text:span></text:p>
        </text:list-item>
      </text:list>
      <text:p text:style-name="P7">MRShim client:</text:p>
      <text:list xml:id="list3144563821" text:style-name="L9">
        <text:list-item>
          <text:p text:style-name="P27">!shim &lt;<text:span text:style-name="T22">a space separated list of integers (currents in milliamps)&gt;</text:span>: Only available on the MRShim client. <text:span text:style-name="T22">Takes the list of integers in milliamps and repeats it until it fills all 24 channels, then drives the shim coils with these currents. This means it won’t throw an error if you don’t send enough currents, but it will set any missing currents to a value you weren’t expecting!</text:span></text:p>
        </text:list-item>
        <text:list-item>
          <text:p text:style-name="P27">!<text:span text:style-name="T24">start: enables shimming.</text:span></text:p>
        </text:list-item>
        <text:list-item>
          <text:p text:style-name="P27">!<text:span text:style-name="T24">stop: disables shimming, sets all currents to 0. This is the value at startup.</text:span></text:p>
        </text:list-item>
      </text:list>
      <text:p text:style-name="P8">Console clients:</text:p>
      <text:list xml:id="list2989878580" text:style-name="L10">
        <text:list-item>
          <text:p text:style-name="P28">!reader: the input() of a console client prevents it from doing anything else. This command sets it to read mode so that it prints a received message or otherwise waits for one to come through. Needs to be used to see the results of relays <text:span text:style-name="T15">on the console.</text:span></text:p>
        </text:list-item>
      </text:list>
      <text:p text:style-name="P5">That’s it for the clients. The server commands are as follows:</text:p>
      <text:list xml:id="list1415701346" text:style-name="L11">
        <text:list-item>
          <text:p text:style-name="P29">halt: stops the server, this is a brute stop, it doesn’t nicely disconnect anything,</text:p>
        </text:list-item>
        <text:list-item>
          <text:p text:style-name="P29">status: a not very useful test command, prints the status of the server. Whether it is running and whether shimming is enabled.</text:p>
        </text:list-item>
        <text:list-item>
          <text:p text:style-name="P29">list: very useful, lists all the currently connected clients, their internal ids, IP addresses and ports. These should all match network_description.ini and should match the computers you put them on. If they don’t, you may need the following section</text:p>
        </text:list-item>
        <text:list-item>
          <text:p text:style-name="P30">relay &lt;client name&gt; &lt;command&gt;: sends the command to the named client, where it is then executed, so this should be a client command<text:span text:style-name="T14">(!)</text:span> in the command argument. <text:span text:style-name="T15">(!reader command is needed to see what this does for a console client)</text:span></text:p>
        </text:list-item>
        <text:list-item>
          <text:p text:style-name="P31"><text:soft-page-break/>disconnect: disconnects the client this was sent from, nicely.</text:p>
        </text:list-item>
      </text:list>
      <text:h text:style-name="P15" text:outline-level="1">Troubleshooting</text:h>
      <text:p text:style-name="P5">Something probably won’t work. <text:span text:style-name="T16">Sorry about that.</text:span></text:p>
      <text:p text:style-name="P9">Things to try:</text:p>
      <text:list xml:id="list784447561" text:style-name="L12">
        <text:list-item>
          <text:p text:style-name="P32">Check the log files, specifically the entries with ‘sending XXXX’ and ‘received XXXX’ for the server/client. They should a) match and b) not be gibberish. If they are, something is wrong.</text:p>
        </text:list-item>
        <text:list-item>
          <text:p text:style-name="P34">If there are error messages, see if they include the words [OSError], if so, its probably a network thing. If not, its probably a Shimmer thing.</text:p>
        </text:list-item>
        <text:list-item>
          <text:p text:style-name="P32">Run netstat when Shimmer isn’t running and hasn’t been for a few minutes to check all the ports/addresses in network_description.ini are available for use. If they aren’t, change the ports.</text:p>
        </text:list-item>
        <text:list-item>
          <text:p text:style-name="P33">Email Mags <text:span text:style-name="T20">(</text:span><text:a xlink:type="simple" xlink:href="mailto:ppyrt4@nottingham.ac.uk" text:style-name="Internet_20_link" text:visited-style-name="Visited_20_Internet_20_Link"><text:span text:style-name="T20">ppyrt4@nottingham.ac.uk</text:span></text:a><text:span text:style-name="T20">)</text:span>. They are probably horrendously bored and would enjoy helping! <text:span text:style-name="T20">Email photos/screenshots of the error messages.</text:span></text:p>
        </text:list-item>
      </text:list>
      <text:h text:style-name="P12" text:outline-level="1">Colophon</text:h>
      <text:p text:style-name="P1">Version 0.<text:span text:style-name="T23">2</text:span> (<text:span text:style-name="T23">31</text:span><text:span text:style-name="T1">th</text:span> July 2024). </text:p>
      <text:p text:style-name="P1"><text:span text:style-name="T19">Shimmer and this documentation was w</text:span>ritten by Magnus-Magdalene Cooper Tavener (M<text:span text:style-name="T3">M</text:span>CT) (they/them).</text:p>
      <text:p text:style-name="P6">MMCT can be contacted at <text:a xlink:type="simple" xlink:href="mailto:ppyrt4@nottingham.ac.uk" text:style-name="Internet_20_link" text:visited-style-name="Visited_20_Internet_20_Link">ppyrt4@nottingham.ac.uk</text:a> or via Prof. Richard Bowtell or Dr. Laura Bortolotti who supervised this project.</text:p>
      <text:p text:style-name="P5">The code for the Shimmer project should be in the same directory as this file was. If it is not, it is also available on Github: <text:a xlink:type="simple" xlink:href="https://github.com/seventeenmagpie/skope-mrshim/tree/main/shimmer" text:style-name="Internet_20_link" text:visited-style-name="Visited_20_Internet_20_Link">https://github.com/seventeenmagpie/skope-mrshim/tree/main/shimmer</text:a></text:p>
      <text:p text:style-name="P5"/>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0:30:04.540817436</meta:creation-date>
    <meta:generator>LibreOffice/7.3.7.2$Linux_X86_64 LibreOffice_project/30$Build-2</meta:generator>
    <dc:date>2024-07-31T15:09:28.029474762</dc:date>
    <meta:editing-duration>PT6H17M46S</meta:editing-duration>
    <meta:editing-cycles>15</meta:editing-cycles>
    <meta:document-statistic meta:table-count="0" meta:image-count="0" meta:object-count="0" meta:page-count="5" meta:paragraph-count="84" meta:word-count="1849" meta:character-count="11045" meta:non-whitespace-character-count="9318"/>
  </office:meta>
</office:document-meta>
</file>